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5.7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125.04pt"/>
    </style:style>
    <style:style style:name="co6" style:family="table-column">
      <style:table-column-properties fo:break-before="auto" style:column-width="89.74pt"/>
    </style:style>
    <style:style style:name="co7" style:family="table-column">
      <style:table-column-properties fo:break-before="auto" style:column-width="122.4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solid" svg:stroke-width="1.45pt" svg:stroke-color="#000000" draw:marker-start-width="10.12pt" draw:marker-end-width="10.12pt" draw:fill="none" draw:textarea-horizontal-align="center" draw:textarea-vertical-align="middle" fo:padding-top="0.74pt" fo:padding-bottom="0.74pt" fo:padding-left="0.74pt" fo:padding-right="0.74pt" draw:ole-draw-aspect="1"/>
    </style:style>
    <style:style style:name="gr2" style:family="graphic">
      <style:graphic-properties draw:stroke="solid" svg:stroke-width="1.45pt" svg:stroke-color="#000000" draw:marker-start-width="10.06pt" draw:marker-end-width="10.06pt" draw:fill="none" draw:textarea-horizontal-align="center" draw:textarea-vertical-align="middle" fo:padding-top="0.71pt" fo:padding-bottom="0.71pt" fo:padding-left="0.71pt" fo:padding-right="0.71pt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18.4pt" svg:y="152.05pt">
            <loext:p draw:notify-on-update-of-ranges="Sheet1.A2:Sheet1.A12 Sheet1.A2:Sheet1.A12 Sheet1.B1:Sheet1.B1 Sheet1.B2:Sheet1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453.51pt" svg:height="255.09pt" svg:x="19.16pt" svg:y="421.51pt">
            <loext:p draw:notify-on-update-of-ranges="Sheet1.G2:Sheet1.G11 Sheet1.H2:Sheet1.H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umber of Iterations</text:p>
          </table:table-cell>
          <table:table-cell office:value-type="string" calcext:value-type="string">
            <text:p>Avg cost per operation (ns)</text:p>
          </table:table-cell>
          <table:table-cell/>
          <table:table-cell office:value-type="string" calcext:value-type="string">
            <text:p>Number of Threads</text:p>
          </table:table-cell>
          <table:table-cell table:style-name="ce1" office:value-type="string" calcext:value-type="string">
            <text:p>Avg cost per operation (ns)</text:p>
          </table:table-cell>
          <table:table-cell/>
          <table:table-cell office:value-type="string" calcext:value-type="string">
            <text:p>Number of Threads</text:p>
          </table:table-cell>
          <table:table-cell table:style-name="ce1" office:value-type="string" calcext:value-type="string">
            <text:p>Avg cost per operation (n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479" calcext:value-type="float">
            <text:p>1104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10" calcext:value-type="float">
            <text:p>115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50" calcext:value-type="float">
            <text:p>23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15:44:07.6083438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23:51:11.413508694</meta:creation-date>
    <dc:date>2016-03-08T15:50:20.620330619</dc:date>
    <meta:editing-duration>PT3H29M43S</meta:editing-duration>
    <meta:editing-cycles>44</meta:editing-cycles>
    <meta:generator>LibreOffice/5.0.5.2$Linux_X86_64 LibreOffice_project/00m0$Build-2</meta:generator>
    <meta:document-statistic meta:table-count="1" meta:cell-count="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4.938cm" svg:y="0.315cm" chart:style-name="ch2">
          <text:p>Single Threaded Average Cost</text:p>
        </chart:title>
        <chart:plot-area chart:style-name="ch3" table:cell-range-address="Sheet1.A1:Sheet1.B12" chart:data-source-has-labels="both" svg:x="1.354cm" svg:y="1.316cm" svg:width="14.326cm" svg:height="6.5cm">
          <chartooo:coordinate-region svg:x="2.24cm" svg:y="1.529cm" svg:width="12.168cm" svg:height="5.613cm"/>
          <chart:axis chart:dimension="x" chart:name="primary-x" chart:style-name="ch4" chartooo:axis-type="auto">
            <chart:title svg:x="6.963cm" svg:y="7.997cm" chart:style-name="ch5">
              <text:p>Number of Iterations</text:p>
            </chart:title>
            <chart:categories table:cell-range-address="Sheet1.A2:Sheet1.A12"/>
            <chart:grid chart:style-name="ch6" chart:class="major"/>
          </chart:axis>
          <chart:axis chart:dimension="y" chart:name="primary-y" chart:style-name="ch7">
            <chart:title svg:x="0.451cm" svg:y="6.619cm" chart:style-name="ch8">
              <text:p>Avg cost per operation (ns)</text:p>
            </chart:title>
            <chart:grid chart:style-name="ch6" chart:class="major"/>
          </chart:axis>
          <chart:series chart:style-name="ch9" chart:values-cell-range-address="Sheet1.B2:Sheet1.B12" chart:label-cell-address="Sheet1.B1:Sheet1.B1" chart:class="chart:scatter">
            <chart:domain table:cell-range-address="Sheet1.A2:Sheet1.A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 cost per operation (n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2</svg:desc>
                </draw:g>
              </table:table-cell>
              <table:table-cell office:value-type="float" office:value="1">
                <text:p>1</text:p>
                <draw:g>
                  <svg:desc>Sheet1.A2:Sheet1.A12</svg:desc>
                </draw:g>
              </table:table-cell>
              <table:table-cell office:value-type="float" office:value="110479">
                <text:p>110479</text:p>
                <draw:g>
                  <svg:desc>Sheet1.B2:Sheet1.B12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510">
                <text:p>1151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51cm" svg:y="0.315cm" chart:style-name="ch2">
          <text:p>Mutex Performance</text:p>
        </chart:title>
        <chart:subtitle svg:x="6.524cm" svg:y="1.316cm" chart:style-name="ch3">
          <text:p>10000 Iterations</text:p>
        </chart:subtitle>
        <chart:plot-area chart:style-name="ch4" table:cell-range-address="Sheet1.G2:Sheet1.H11" svg:x="1.354cm" svg:y="2.183cm" svg:width="14.326cm" svg:height="5.633cm">
          <chartooo:coordinate-region svg:x="2.24cm" svg:y="2.397cm" svg:width="13.227cm" svg:height="4.745cm"/>
          <chart:axis chart:dimension="x" chart:name="primary-x" chart:style-name="ch5">
            <chart:title svg:x="7.039cm" svg:y="7.997cm" chart:style-name="ch6">
              <text:p>Number of Threads</text:p>
            </chart:title>
            <chart:grid chart:style-name="ch7" chart:class="major"/>
          </chart:axis>
          <chart:axis chart:dimension="y" chart:name="primary-y" chart:style-name="ch5">
            <chart:title svg:x="0.451cm" svg:y="7.052cm" chart:style-name="ch8">
              <text:p>Avg cost per operation (ns)</text:p>
            </chart:title>
            <chart:grid chart:style-name="ch7" chart:class="major"/>
          </chart:axis>
          <chart:series chart:style-name="ch9" chart:values-cell-range-address="Sheet1.H2:Sheet1.H11" chart:class="chart:scatter">
            <chart:domain table:cell-range-address="Sheet1.G2:Sheet1.G1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2:Sheet1.G11</svg:desc>
                </draw:g>
              </table:table-cell>
              <table:table-cell office:value-type="float" office:value="49">
                <text:p>49</text:p>
                <draw:g>
                  <svg:desc>Sheet1.H2:Sheet1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